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2">
            <text:p>0,2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2.33">
            <text:p>2,33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1">
            <text:p>1,81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14">
            <text:p>0,1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5:2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5:16:59</meta:creation-date>
    <dc:date>2012-01-16T15:21:45</dc:date>
    <dc:creator>Carolin Wille</dc:creator>
    <meta:editing-duration>PT00H04M46S</meta:editing-duration>
    <meta:editing-cycles>4</meta:editing-cycles>
    <meta:generator>OpenOffice.org/3.2$Unix OpenOffice.org_project/320m19$Build-9505</meta:generator>
    <meta:document-statistic meta:table-count="3" meta:cell-count="38" meta:object-count="0"/>
  </office:meta>
</office:document-meta>
</file>